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pl" fo:country="PL" officeooo:rsid="00155832" officeooo:paragraph-rsid="00155832"/>
    </style:style>
    <style:style style:name="P2" style:family="paragraph" style:parent-style-name="Text_20_body">
      <style:paragraph-properties fo:text-align="justify" style:justify-single-word="false"/>
      <style:text-properties fo:language="pl" fo:country="PL" officeooo:rsid="00b6d09c" officeooo:paragraph-rsid="00bb465f"/>
    </style:style>
    <style:style style:name="P3" style:family="paragraph" style:parent-style-name="Text_20_body">
      <style:paragraph-properties fo:text-align="justify" style:justify-single-word="false"/>
      <style:text-properties fo:language="pl" fo:country="PL" officeooo:rsid="006b90c7" officeooo:paragraph-rsid="00d2bf1e"/>
    </style:style>
    <style:style style:name="P4" style:family="paragraph" style:parent-style-name="Text_20_body">
      <style:text-properties fo:language="pl" fo:country="PL" officeooo:rsid="0133ffcf" officeooo:paragraph-rsid="0135a2aa"/>
    </style:style>
    <style:style style:name="P5" style:family="paragraph" style:parent-style-name="Text_20_body">
      <style:text-properties fo:language="pl" fo:country="PL" officeooo:rsid="0136018d" officeooo:paragraph-rsid="01395d74"/>
    </style:style>
    <style:style style:name="P6" style:family="paragraph" style:parent-style-name="Text_20_body">
      <style:text-properties fo:language="pl" fo:country="PL" officeooo:rsid="01395d74" officeooo:paragraph-rsid="01395d74"/>
    </style:style>
    <style:style style:name="P7" style:family="paragraph" style:parent-style-name="Text_20_body">
      <style:text-properties fo:language="pl" fo:country="PL" officeooo:rsid="01395d74" officeooo:paragraph-rsid="01506542"/>
    </style:style>
    <style:style style:name="P8" style:family="paragraph" style:parent-style-name="Text_20_body">
      <style:text-properties fo:language="pl" fo:country="PL" officeooo:rsid="01410fef" officeooo:paragraph-rsid="01410fef"/>
    </style:style>
    <style:style style:name="P9" style:family="paragraph" style:parent-style-name="Text_20_body">
      <style:text-properties fo:language="pl" fo:country="PL" officeooo:rsid="014822a8" officeooo:paragraph-rsid="014822a8"/>
    </style:style>
    <style:style style:name="P10" style:family="paragraph" style:parent-style-name="Text_20_body">
      <style:text-properties fo:language="pl" fo:country="PL" officeooo:rsid="014e88ed" officeooo:paragraph-rsid="014e88ed"/>
    </style:style>
    <style:style style:name="P11" style:family="paragraph" style:parent-style-name="Text_20_body">
      <style:paragraph-properties fo:text-align="justify" style:justify-single-word="false"/>
      <style:text-properties officeooo:rsid="00603579" officeooo:paragraph-rsid="00603579"/>
    </style:style>
    <style:style style:name="P12" style:family="paragraph" style:parent-style-name="Text_20_body">
      <style:paragraph-properties fo:text-align="justify" style:justify-single-word="false"/>
      <style:text-properties officeooo:paragraph-rsid="011cc531"/>
    </style:style>
    <style:style style:name="P13" style:family="paragraph" style:parent-style-name="Text_20_body">
      <style:paragraph-properties fo:text-align="justify" style:justify-single-word="false"/>
      <style:text-properties officeooo:paragraph-rsid="012d164b"/>
    </style:style>
    <style:style style:name="P14" style:family="paragraph" style:parent-style-name="Text_20_body">
      <style:text-properties officeooo:paragraph-rsid="00f87202"/>
    </style:style>
    <style:style style:name="P15" style:family="paragraph" style:parent-style-name="Text_20_body">
      <style:text-properties officeooo:paragraph-rsid="0111171d"/>
    </style:style>
    <style:style style:name="P16" style:family="paragraph" style:parent-style-name="Text_20_body">
      <style:paragraph-properties fo:text-align="justify" style:justify-single-word="false"/>
      <style:text-properties officeooo:rsid="00e7635a" officeooo:paragraph-rsid="00e7635a"/>
    </style:style>
    <style:style style:name="P17" style:family="paragraph" style:parent-style-name="Text_20_body">
      <style:paragraph-properties fo:text-align="justify" style:justify-single-word="false"/>
      <style:text-properties officeooo:rsid="00f031a3" officeooo:paragraph-rsid="011c0f64"/>
    </style:style>
    <style:style style:name="P18" style:family="paragraph" style:parent-style-name="Text_20_body">
      <style:text-properties officeooo:paragraph-rsid="01280a23"/>
    </style:style>
    <style:style style:name="P19" style:family="paragraph" style:parent-style-name="Text_20_body">
      <style:paragraph-properties fo:text-align="justify" style:justify-single-word="false"/>
      <style:text-properties officeooo:rsid="012eac11" officeooo:paragraph-rsid="012eac11"/>
    </style:style>
    <style:style style:name="P20" style:family="paragraph" style:parent-style-name="Text_20_body">
      <style:paragraph-properties fo:text-align="justify" style:justify-single-word="false"/>
      <style:text-properties officeooo:rsid="012fca81" officeooo:paragraph-rsid="012fca81"/>
    </style:style>
    <style:style style:name="P21" style:family="paragraph" style:parent-style-name="Text_20_body">
      <style:paragraph-properties fo:text-align="justify" style:justify-single-word="false"/>
      <style:text-properties officeooo:rsid="01421f19" officeooo:paragraph-rsid="01421f19"/>
    </style:style>
    <style:style style:name="P22" style:family="paragraph" style:parent-style-name="Text_20_body">
      <style:text-properties officeooo:paragraph-rsid="014e88ed"/>
    </style:style>
    <style:style style:name="P23" style:family="paragraph" style:parent-style-name="Text_20_body">
      <style:text-properties officeooo:paragraph-rsid="0158879b"/>
    </style:style>
    <style:style style:name="P24" style:family="paragraph" style:parent-style-name="Text_20_body">
      <style:text-properties officeooo:rsid="015ba7f7" officeooo:paragraph-rsid="015ba7f7"/>
    </style:style>
    <style:style style:name="P25" style:family="paragraph" style:parent-style-name="Text_20_body">
      <style:text-properties officeooo:rsid="015d951f" officeooo:paragraph-rsid="015d951f"/>
    </style:style>
    <style:style style:name="P26" style:family="paragraph" style:parent-style-name="Text_20_body">
      <style:text-properties officeooo:rsid="015fd394" officeooo:paragraph-rsid="01614445"/>
    </style:style>
    <style:style style:name="P27" style:family="paragraph" style:parent-style-name="Text_20_body">
      <style:text-properties officeooo:paragraph-rsid="0165011b"/>
    </style:style>
    <style:style style:name="P28" style:family="paragraph" style:parent-style-name="Text_20_body">
      <style:text-properties officeooo:rsid="01662335" officeooo:paragraph-rsid="01662335"/>
    </style:style>
    <style:style style:name="P29" style:family="paragraph" style:parent-style-name="Text_20_body">
      <style:text-properties officeooo:rsid="016bab0c" officeooo:paragraph-rsid="016bab0c"/>
    </style:style>
    <style:style style:name="P30" style:family="paragraph" style:parent-style-name="Text_20_body">
      <style:text-properties officeooo:rsid="0170c08f" officeooo:paragraph-rsid="0170c08f"/>
    </style:style>
    <style:style style:name="P31" style:family="paragraph" style:parent-style-name="Text_20_body">
      <style:text-properties officeooo:rsid="0170ef19" officeooo:paragraph-rsid="0170ef19"/>
    </style:style>
    <style:style style:name="P32" style:family="paragraph" style:parent-style-name="Subtitle">
      <style:text-properties fo:language="pl" fo:country="PL" officeooo:rsid="00155832" officeooo:paragraph-rsid="00155832"/>
    </style:style>
    <style:style style:name="P33" style:family="paragraph" style:parent-style-name="Code_20_-_20_console">
      <style:text-properties officeooo:paragraph-rsid="007b031b"/>
    </style:style>
    <style:style style:name="P34" style:family="paragraph" style:parent-style-name="Code_20_-_20_console">
      <style:text-properties officeooo:paragraph-rsid="012d164b"/>
    </style:style>
    <style:style style:name="P35" style:family="paragraph" style:parent-style-name="Code_20_-_20_console">
      <style:text-properties officeooo:rsid="013aadb7" officeooo:paragraph-rsid="013aadb7"/>
    </style:style>
    <style:style style:name="P36" style:family="paragraph" style:parent-style-name="Code_20_-_20_console">
      <style:text-properties officeooo:paragraph-rsid="013bfa90"/>
    </style:style>
    <style:style style:name="P37" style:family="paragraph" style:parent-style-name="Code_20_-_20_console">
      <style:text-properties officeooo:paragraph-rsid="01464d42"/>
    </style:style>
    <style:style style:name="P38" style:family="paragraph" style:parent-style-name="Code_20_-_20_console">
      <style:text-properties officeooo:rsid="014e88ed" officeooo:paragraph-rsid="014e88ed"/>
    </style:style>
    <style:style style:name="P39" style:family="paragraph" style:parent-style-name="Code_20_-_20_console">
      <style:text-properties officeooo:paragraph-rsid="01523e13"/>
    </style:style>
    <style:style style:name="P40" style:family="paragraph" style:parent-style-name="Code_20_-_20_console">
      <style:text-properties officeooo:paragraph-rsid="015ba7f7"/>
    </style:style>
    <style:style style:name="P41" style:family="paragraph" style:parent-style-name="Code_20_-_20_console">
      <style:text-properties officeooo:rsid="0165011b" officeooo:paragraph-rsid="0165011b"/>
    </style:style>
    <style:style style:name="P42" style:family="paragraph" style:parent-style-name="Code_20_-_20_console">
      <style:text-properties officeooo:rsid="016d6d15" officeooo:paragraph-rsid="016d6d15"/>
    </style:style>
    <style:style style:name="P43" style:family="paragraph" style:parent-style-name="Code_20_-_20_console">
      <style:text-properties officeooo:rsid="016dd5b8" officeooo:paragraph-rsid="016dd5b8"/>
    </style:style>
    <style:style style:name="P44" style:family="paragraph" style:parent-style-name="Code_20_-_20_console">
      <style:text-properties officeooo:paragraph-rsid="016ec2ce"/>
    </style:style>
    <style:style style:name="P45" style:family="paragraph" style:parent-style-name="Title">
      <style:text-properties fo:language="pl" fo:country="PL" officeooo:rsid="01057b54" officeooo:paragraph-rsid="01057b54"/>
    </style:style>
    <style:style style:name="P46" style:family="paragraph" style:parent-style-name="Text_20_body">
      <style:paragraph-properties fo:text-align="justify" style:justify-single-word="false"/>
      <style:text-properties fo:language="pl" fo:country="PL" officeooo:rsid="0102be1c" officeooo:paragraph-rsid="00ba6702"/>
    </style:style>
    <style:style style:name="P47" style:family="paragraph" style:parent-style-name="Text_20_body">
      <style:text-properties fo:language="pl" fo:country="PL" officeooo:rsid="01057f26" officeooo:paragraph-rsid="009ad2a2"/>
    </style:style>
    <style:style style:name="P48" style:family="paragraph" style:parent-style-name="Text_20_body" style:list-style-name="L1">
      <style:paragraph-properties fo:text-align="justify" style:justify-single-word="false"/>
      <style:text-properties fo:language="pl" fo:country="PL" officeooo:rsid="005d1c1b" officeooo:paragraph-rsid="009ad2a2"/>
    </style:style>
    <style:style style:name="P49" style:family="paragraph" style:parent-style-name="Text_20_body" style:list-style-name="L1">
      <style:paragraph-properties fo:text-align="justify" style:justify-single-word="false"/>
      <style:text-properties fo:language="pl" fo:country="PL" officeooo:rsid="0111171d" officeooo:paragraph-rsid="0111171d"/>
    </style:style>
    <style:style style:name="P50" style:family="paragraph" style:parent-style-name="Text_20_body">
      <style:text-properties fo:language="pl" fo:country="PL" officeooo:rsid="012d164b" officeooo:paragraph-rsid="012d164b"/>
    </style:style>
    <style:style style:name="P51" style:family="paragraph" style:parent-style-name="Text_20_body" style:list-style-name="L2">
      <style:paragraph-properties fo:text-align="justify" style:justify-single-word="false"/>
      <style:text-properties fo:language="pl" fo:country="PL" fo:font-style="normal" fo:font-weight="normal" officeooo:rsid="0132123e" officeooo:paragraph-rsid="0132123e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language="pl" fo:country="PL" fo:font-style="normal" officeooo:rsid="0133ffcf" officeooo:paragraph-rsid="0133ffcf" style:font-style-asian="normal" style:font-style-complex="normal"/>
    </style:style>
    <style:style style:name="P53" style:family="paragraph" style:parent-style-name="Text_20_body" style:list-style-name="L3">
      <style:text-properties fo:language="pl" fo:country="PL" officeooo:rsid="00155832" officeooo:paragraph-rsid="00155832"/>
    </style:style>
    <style:style style:name="P54" style:family="paragraph" style:parent-style-name="Text_20_body" style:list-style-name="L4">
      <style:text-properties fo:language="pl" fo:country="PL" officeooo:rsid="0133ffcf" officeooo:paragraph-rsid="0133ffcf"/>
    </style:style>
    <style:style style:name="P55" style:family="paragraph" style:parent-style-name="Text_20_body" style:list-style-name="L4">
      <style:text-properties fo:language="pl" fo:country="PL" officeooo:rsid="0135a2aa" officeooo:paragraph-rsid="0135a2aa"/>
    </style:style>
    <style:style style:name="P56" style:family="paragraph" style:parent-style-name="Text_20_body">
      <style:text-properties fo:language="pl" fo:country="PL" officeooo:rsid="013aadb7" officeooo:paragraph-rsid="013aadb7"/>
    </style:style>
    <style:style style:name="P57" style:family="paragraph" style:parent-style-name="Text_20_body">
      <style:text-properties fo:language="pl" fo:country="PL" officeooo:rsid="0165011b" officeooo:paragraph-rsid="0165011b"/>
    </style:style>
    <style:style style:name="P58" style:family="paragraph" style:parent-style-name="Text_20_body">
      <style:text-properties fo:language="pl" fo:country="PL" officeooo:rsid="016bab0c" officeooo:paragraph-rsid="016bab0c"/>
    </style:style>
    <style:style style:name="P59" style:family="paragraph" style:parent-style-name="Text_20_body">
      <style:text-properties fo:language="pl" fo:country="PL" officeooo:rsid="0163045d" officeooo:paragraph-rsid="0163045d"/>
    </style:style>
    <style:style style:name="P60" style:family="paragraph" style:parent-style-name="Text_20_body">
      <style:text-properties fo:language="pl" fo:country="PL" officeooo:rsid="015d951f" officeooo:paragraph-rsid="015d951f"/>
    </style:style>
    <style:style style:name="P61" style:family="paragraph" style:parent-style-name="Text_20_body" style:list-style-name="L1">
      <style:text-properties officeooo:paragraph-rsid="009ad2a2"/>
    </style:style>
    <style:style style:name="P62" style:family="paragraph" style:parent-style-name="Text_20_body" style:list-style-name="L1">
      <style:text-properties officeooo:rsid="008c9ca9" officeooo:paragraph-rsid="00cf4b2b"/>
    </style:style>
    <style:style style:name="P63" style:family="paragraph" style:parent-style-name="Text_20_body" style:list-style-name="L1">
      <style:text-properties officeooo:rsid="008c9ca9" officeooo:paragraph-rsid="009ad2a2"/>
    </style:style>
    <style:style style:name="P64" style:family="paragraph" style:parent-style-name="Text_20_body" style:list-style-name="L1">
      <style:text-properties officeooo:rsid="008c9ca9" officeooo:paragraph-rsid="0129eba8"/>
    </style:style>
    <style:style style:name="P65" style:family="paragraph" style:parent-style-name="Text_20_body" style:list-style-name="L1">
      <style:paragraph-properties fo:text-align="justify" style:justify-single-word="false"/>
      <style:text-properties officeooo:paragraph-rsid="01280a23"/>
    </style:style>
    <style:style style:name="P66" style:family="paragraph" style:parent-style-name="Text_20_body" style:list-style-name="L2">
      <style:paragraph-properties fo:text-align="justify" style:justify-single-word="false"/>
      <style:text-properties officeooo:rsid="011dc1e4" officeooo:paragraph-rsid="011dc1e4"/>
    </style:style>
    <style:style style:name="P67" style:family="paragraph" style:parent-style-name="Text_20_body" style:list-style-name="L2">
      <style:paragraph-properties fo:text-align="justify" style:justify-single-word="false"/>
      <style:text-properties officeooo:rsid="0124993a" officeooo:paragraph-rsid="0124993a"/>
    </style:style>
    <style:style style:name="P68" style:family="paragraph" style:parent-style-name="Heading_20_1">
      <style:text-properties officeooo:rsid="009cc92f" officeooo:paragraph-rsid="009cc92f"/>
    </style:style>
    <style:style style:name="P69" style:family="paragraph" style:parent-style-name="Heading_20_1">
      <style:text-properties officeooo:paragraph-rsid="01280a23"/>
    </style:style>
    <style:style style:name="P70" style:family="paragraph" style:parent-style-name="Heading_20_1">
      <style:text-properties fo:language="pl" fo:country="PL" officeooo:rsid="012b5e9b" officeooo:paragraph-rsid="012b5e9b"/>
    </style:style>
    <style:style style:name="P71" style:family="paragraph" style:parent-style-name="Heading_20_3">
      <style:text-properties officeooo:paragraph-rsid="011609f9"/>
    </style:style>
    <style:style style:name="P72" style:family="paragraph" style:parent-style-name="Heading_20_3">
      <style:text-properties officeooo:paragraph-rsid="01395d74"/>
    </style:style>
    <style:style style:name="P73" style:family="paragraph" style:parent-style-name="Heading_20_2">
      <style:paragraph-properties fo:text-align="justify" style:justify-single-word="false"/>
      <style:text-properties officeooo:paragraph-rsid="011c0f64"/>
    </style:style>
    <style:style style:name="P74" style:family="paragraph" style:parent-style-name="Heading_20_2">
      <style:text-properties fo:language="pl" fo:country="PL"/>
    </style:style>
    <style:style style:name="P75" style:family="paragraph" style:parent-style-name="Heading_20_2">
      <style:text-properties fo:language="pl" fo:country="PL" officeooo:rsid="0158879b" officeooo:paragraph-rsid="015fd394"/>
    </style:style>
    <style:style style:name="P76" style:family="paragraph" style:parent-style-name="Heading_20_2">
      <style:text-properties officeooo:rsid="0170c08f" officeooo:paragraph-rsid="015fd394"/>
    </style:style>
    <style:style style:name="P77" style:family="paragraph" style:parent-style-name="Heading_20_2">
      <style:text-properties officeooo:rsid="015d951f" officeooo:paragraph-rsid="015d951f"/>
    </style:style>
    <style:style style:name="P78" style:family="paragraph" style:parent-style-name="Code_20_-_20_console" style:list-style-name="L1">
      <style:paragraph-properties fo:text-align="justify" style:justify-single-word="false"/>
      <style:text-properties fo:language="pl" fo:country="PL" officeooo:rsid="012d164b" officeooo:paragraph-rsid="012d164b"/>
    </style:style>
    <style:style style:name="P79" style:family="paragraph" style:parent-style-name="Code_20_-_20_console" style:list-style-name="L1">
      <style:text-properties fo:language="pl" fo:country="PL" officeooo:rsid="00e7635a" officeooo:paragraph-rsid="012d164b"/>
    </style:style>
    <style:style style:name="P80" style:family="paragraph" style:parent-style-name="Code_20_-_20_console">
      <style:paragraph-properties fo:text-align="justify" style:justify-single-word="false"/>
      <style:text-properties fo:language="pl" fo:country="PL" fo:font-style="normal" fo:font-weight="normal" officeooo:rsid="00e7635a" officeooo:paragraph-rsid="012d164b" style:font-style-asian="normal" style:font-weight-asian="normal" style:font-style-complex="normal" style:font-weight-complex="normal"/>
    </style:style>
    <style:style style:name="P81" style:family="paragraph" style:parent-style-name="Code_20_-_20_console" style:list-style-name="L1">
      <style:paragraph-properties fo:text-align="justify" style:justify-single-word="false"/>
      <style:text-properties fo:language="pl" fo:country="PL" fo:font-style="normal" fo:font-weight="normal" officeooo:rsid="0128e01b" officeooo:paragraph-rsid="012d164b" style:font-style-asian="normal" style:font-weight-asian="normal" style:font-style-complex="normal" style:font-weight-complex="normal"/>
    </style:style>
    <style:style style:name="P82" style:family="paragraph" style:parent-style-name="Code_20_-_20_console">
      <style:text-properties fo:language="pl" fo:country="PL" officeooo:rsid="0165011b" officeooo:paragraph-rsid="0165011b"/>
    </style:style>
    <style:style style:name="P83" style:family="paragraph" style:parent-style-name="Code_20_-_20_console">
      <style:text-properties fo:language="pl" fo:country="PL" officeooo:rsid="016bab0c" officeooo:paragraph-rsid="016bab0c"/>
    </style:style>
    <style:style style:name="P84" style:family="paragraph" style:parent-style-name="Code_20_-_20_console">
      <style:text-properties officeooo:rsid="015ba7f7" officeooo:paragraph-rsid="015ba7f7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normal" style:font-weight-asian="normal" style:font-weight-complex="normal"/>
    </style:style>
    <style:style style:name="T3" style:family="text">
      <style:text-properties fo:language="pl" fo:country="PL" fo:font-weight="normal" officeooo:rsid="008e1805" style:font-weight-asian="normal" style:font-weight-complex="normal"/>
    </style:style>
    <style:style style:name="T4" style:family="text">
      <style:text-properties fo:language="pl" fo:country="PL" fo:font-weight="normal" officeooo:rsid="0092106c" style:font-weight-asian="normal" style:font-weight-complex="normal"/>
    </style:style>
    <style:style style:name="T5" style:family="text">
      <style:text-properties fo:language="pl" fo:country="PL" fo:font-weight="normal" officeooo:rsid="008c9ca9" style:font-weight-asian="normal" style:font-weight-complex="normal"/>
    </style:style>
    <style:style style:name="T6" style:family="text">
      <style:text-properties fo:language="pl" fo:country="PL" fo:font-weight="normal" officeooo:rsid="0095f6e0" style:font-weight-asian="normal" style:font-weight-complex="normal"/>
    </style:style>
    <style:style style:name="T7" style:family="text">
      <style:text-properties fo:language="pl" fo:country="PL" fo:font-weight="normal" officeooo:rsid="009b7782" style:font-weight-asian="normal" style:font-weight-complex="normal"/>
    </style:style>
    <style:style style:name="T8" style:family="text">
      <style:text-properties fo:language="pl" fo:country="PL" fo:font-weight="normal" officeooo:rsid="00beee24" style:font-weight-asian="normal" style:font-weight-complex="normal"/>
    </style:style>
    <style:style style:name="T9" style:family="text">
      <style:text-properties fo:language="pl" fo:country="PL" fo:font-weight="normal" officeooo:rsid="00cf08b2" style:font-weight-asian="normal" style:font-weight-complex="normal"/>
    </style:style>
    <style:style style:name="T10" style:family="text">
      <style:text-properties fo:language="pl" fo:country="PL" fo:font-weight="normal" officeooo:rsid="010715f3" style:font-weight-asian="normal" style:font-weight-complex="normal"/>
    </style:style>
    <style:style style:name="T11" style:family="text">
      <style:text-properties fo:language="pl" fo:country="PL" fo:font-weight="normal" officeooo:rsid="010860df" style:font-weight-asian="normal" style:font-weight-complex="normal"/>
    </style:style>
    <style:style style:name="T12" style:family="text">
      <style:text-properties fo:language="pl" fo:country="PL" fo:font-weight="normal" officeooo:rsid="0108cea0" style:font-weight-asian="normal" style:font-weight-complex="normal"/>
    </style:style>
    <style:style style:name="T13" style:family="text">
      <style:text-properties fo:language="pl" fo:country="PL" fo:font-weight="normal" officeooo:rsid="010cb73b" style:font-weight-asian="normal" style:font-weight-complex="normal"/>
    </style:style>
    <style:style style:name="T14" style:family="text">
      <style:text-properties fo:language="pl" fo:country="PL" fo:font-weight="normal" officeooo:rsid="0129852c" style:font-weight-asian="normal" style:font-weight-complex="normal"/>
    </style:style>
    <style:style style:name="T15" style:family="text">
      <style:text-properties fo:language="pl" fo:country="PL" fo:font-weight="normal" officeooo:rsid="0129eba8" style:font-weight-asian="normal" style:font-weight-complex="normal"/>
    </style:style>
    <style:style style:name="T16" style:family="text">
      <style:text-properties fo:language="pl" fo:country="PL" fo:font-style="italic" style:font-style-asian="italic" style:font-style-complex="italic"/>
    </style:style>
    <style:style style:name="T17" style:family="text">
      <style:text-properties fo:language="pl" fo:country="PL" fo:font-style="italic" officeooo:rsid="00687296" style:font-style-asian="italic" style:font-style-complex="italic"/>
    </style:style>
    <style:style style:name="T18" style:family="text">
      <style:text-properties fo:language="pl" fo:country="PL" fo:font-style="italic" officeooo:rsid="010e4c90" style:font-style-asian="italic" style:font-style-complex="italic"/>
    </style:style>
    <style:style style:name="T19" style:family="text">
      <style:text-properties fo:language="pl" fo:country="PL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language="pl" fo:country="PL" fo:font-style="italic" fo:font-weight="normal" officeooo:rsid="008c9ca9" style:font-style-asian="italic" style:font-weight-asian="normal" style:font-style-complex="italic" style:font-weight-complex="normal"/>
    </style:style>
    <style:style style:name="T21" style:family="text">
      <style:text-properties fo:language="pl" fo:country="PL" fo:font-style="italic" fo:font-weight="normal" officeooo:rsid="010cb73b" style:font-style-asian="italic" style:font-weight-asian="normal" style:font-style-complex="italic" style:font-weight-complex="normal"/>
    </style:style>
    <style:style style:name="T22" style:family="text"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language="pl" fo:country="PL" fo:font-style="normal" fo:font-weight="normal" officeooo:rsid="0070c378" style:font-style-asian="normal" style:font-weight-asian="normal" style:font-style-complex="normal" style:font-weight-complex="normal"/>
    </style:style>
    <style:style style:name="T24" style:family="text">
      <style:text-properties fo:language="pl" fo:country="PL" fo:font-style="normal" fo:font-weight="normal" officeooo:rsid="00724549" style:font-style-asian="normal" style:font-weight-asian="normal" style:font-style-complex="normal" style:font-weight-complex="normal"/>
    </style:style>
    <style:style style:name="T25" style:family="text">
      <style:text-properties fo:language="pl" fo:country="PL" fo:font-style="normal" fo:font-weight="normal" officeooo:rsid="008929f0" style:font-style-asian="normal" style:font-weight-asian="normal" style:font-style-complex="normal" style:font-weight-complex="normal"/>
    </style:style>
    <style:style style:name="T26" style:family="text">
      <style:text-properties fo:language="pl" fo:country="PL" fo:font-style="normal" fo:font-weight="normal" officeooo:rsid="0097c00f" style:font-style-asian="normal" style:font-weight-asian="normal" style:font-style-complex="normal" style:font-weight-complex="normal"/>
    </style:style>
    <style:style style:name="T27" style:family="text">
      <style:text-properties fo:language="pl" fo:country="PL" fo:font-style="normal" fo:font-weight="normal" officeooo:rsid="00c5f273" style:font-style-asian="normal" style:font-weight-asian="normal" style:font-style-complex="normal" style:font-weight-complex="normal"/>
    </style:style>
    <style:style style:name="T28" style:family="text">
      <style:text-properties fo:language="pl" fo:country="PL" fo:font-style="normal" fo:font-weight="normal" officeooo:rsid="00c67b3e" style:font-style-asian="normal" style:font-weight-asian="normal" style:font-style-complex="normal" style:font-weight-complex="normal"/>
    </style:style>
    <style:style style:name="T29" style:family="text">
      <style:text-properties fo:language="pl" fo:country="PL" fo:font-style="normal" fo:font-weight="normal" officeooo:rsid="00c6946f" style:font-style-asian="normal" style:font-weight-asian="normal" style:font-style-complex="normal" style:font-weight-complex="normal"/>
    </style:style>
    <style:style style:name="T30" style:family="text">
      <style:text-properties fo:language="pl" fo:country="PL" fo:font-style="normal" fo:font-weight="normal" officeooo:rsid="00c784dd" style:font-style-asian="normal" style:font-weight-asian="normal" style:font-style-complex="normal" style:font-weight-complex="normal"/>
    </style:style>
    <style:style style:name="T31" style:family="text">
      <style:text-properties fo:language="pl" fo:country="PL" fo:font-style="normal" fo:font-weight="normal" officeooo:rsid="00eb6e76" style:font-style-asian="normal" style:font-weight-asian="normal" style:font-style-complex="normal" style:font-weight-complex="normal"/>
    </style:style>
    <style:style style:name="T32" style:family="text">
      <style:text-properties fo:language="pl" fo:country="PL" fo:font-style="normal" fo:font-weight="normal" officeooo:rsid="010f574c" style:font-style-asian="normal" style:font-weight-asian="normal" style:font-style-complex="normal" style:font-weight-complex="normal"/>
    </style:style>
    <style:style style:name="T33" style:family="text">
      <style:text-properties fo:language="pl" fo:country="PL" fo:font-style="normal" fo:font-weight="normal" officeooo:rsid="00f261d2" style:font-style-asian="normal" style:font-weight-asian="normal" style:font-style-complex="normal" style:font-weight-complex="normal"/>
    </style:style>
    <style:style style:name="T34" style:family="text">
      <style:text-properties fo:language="pl" fo:country="PL" fo:font-style="normal" fo:font-weight="normal" officeooo:rsid="00f4171b" style:font-style-asian="normal" style:font-weight-asian="normal" style:font-style-complex="normal" style:font-weight-complex="normal"/>
    </style:style>
    <style:style style:name="T35" style:family="text">
      <style:text-properties fo:language="pl" fo:country="PL" fo:font-style="normal" fo:font-weight="normal" officeooo:rsid="011c0f64" style:font-style-asian="normal" style:font-weight-asian="normal" style:font-style-complex="normal" style:font-weight-complex="normal"/>
    </style:style>
    <style:style style:name="T36" style:family="text">
      <style:text-properties fo:language="pl" fo:country="PL" fo:font-style="normal" fo:font-weight="normal" officeooo:rsid="012099c8" style:font-style-asian="normal" style:font-weight-asian="normal" style:font-style-complex="normal" style:font-weight-complex="normal"/>
    </style:style>
    <style:style style:name="T37" style:family="text">
      <style:text-properties fo:language="pl" fo:country="PL" fo:font-style="normal" fo:font-weight="normal" officeooo:rsid="00e2fbe3" style:font-style-asian="normal" style:font-weight-asian="normal" style:font-style-complex="normal" style:font-weight-complex="normal"/>
    </style:style>
    <style:style style:name="T38" style:family="text">
      <style:text-properties fo:language="pl" fo:country="PL" fo:font-style="normal" fo:font-weight="normal" officeooo:rsid="011cc531" style:font-style-asian="normal" style:font-weight-asian="normal" style:font-style-complex="normal" style:font-weight-complex="normal"/>
    </style:style>
    <style:style style:name="T39" style:family="text">
      <style:text-properties fo:language="pl" fo:country="PL" fo:font-style="normal" fo:font-weight="normal" officeooo:rsid="012250ae" style:font-style-asian="normal" style:font-weight-asian="normal" style:font-style-complex="normal" style:font-weight-complex="normal"/>
    </style:style>
    <style:style style:name="T40" style:family="text">
      <style:text-properties fo:language="pl" fo:country="PL" fo:font-style="normal" fo:font-weight="normal" officeooo:rsid="0124993a" style:font-style-asian="normal" style:font-weight-asian="normal" style:font-style-complex="normal" style:font-weight-complex="normal"/>
    </style:style>
    <style:style style:name="T41" style:family="text">
      <style:text-properties fo:language="pl" fo:country="PL" fo:font-style="normal" fo:font-weight="normal" officeooo:rsid="0127ee3e" style:font-style-asian="normal" style:font-weight-asian="normal" style:font-style-complex="normal" style:font-weight-complex="normal"/>
    </style:style>
    <style:style style:name="T42" style:family="text">
      <style:text-properties fo:language="pl" fo:country="PL" fo:font-style="normal" fo:font-weight="normal" officeooo:rsid="0128c295" style:font-style-asian="normal" style:font-weight-asian="normal" style:font-style-complex="normal" style:font-weight-complex="normal"/>
    </style:style>
    <style:style style:name="T43" style:family="text">
      <style:text-properties fo:language="pl" fo:country="PL" fo:font-style="normal" fo:font-weight="normal" officeooo:rsid="0128e01b" style:font-style-asian="normal" style:font-weight-asian="normal" style:font-style-complex="normal" style:font-weight-complex="normal"/>
    </style:style>
    <style:style style:name="T44" style:family="text">
      <style:text-properties fo:language="pl" fo:country="PL" fo:font-style="normal" fo:font-weight="normal" officeooo:rsid="0129852c" style:font-style-asian="normal" style:font-weight-asian="normal" style:font-style-complex="normal" style:font-weight-complex="normal"/>
    </style:style>
    <style:style style:name="T45" style:family="text">
      <style:text-properties fo:language="pl" fo:country="PL" fo:font-style="normal" fo:font-weight="normal" officeooo:rsid="012d164b" style:font-style-asian="normal" style:font-weight-asian="normal" style:font-style-complex="normal" style:font-weight-complex="normal"/>
    </style:style>
    <style:style style:name="T46" style:family="text">
      <style:text-properties fo:language="pl" fo:country="PL" fo:font-style="normal" fo:font-weight="normal" officeooo:rsid="012eac11" style:font-style-asian="normal" style:font-weight-asian="normal" style:font-style-complex="normal" style:font-weight-complex="normal"/>
    </style:style>
    <style:style style:name="T47" style:family="text">
      <style:text-properties fo:language="pl" fo:country="PL" fo:font-style="normal" fo:font-weight="normal" officeooo:rsid="01310369" style:font-style-asian="normal" style:font-weight-asian="normal" style:font-style-complex="normal" style:font-weight-complex="normal"/>
    </style:style>
    <style:style style:name="T48" style:family="text">
      <style:text-properties fo:language="pl" fo:country="PL" fo:font-style="normal" style:font-style-asian="normal" style:font-style-complex="normal"/>
    </style:style>
    <style:style style:name="T49" style:family="text">
      <style:text-properties fo:language="pl" fo:country="PL" fo:font-style="normal" fo:font-weight="bold" officeooo:rsid="00f01b9a" style:font-style-asian="normal" style:font-weight-asian="bold" style:font-style-complex="normal" style:font-weight-complex="bold"/>
    </style:style>
    <style:style style:name="T50" style:family="text">
      <style:text-properties fo:language="pl" fo:country="PL" fo:font-style="normal" fo:font-weight="bold" officeooo:rsid="011c0f64" style:font-style-asian="normal" style:font-weight-asian="bold" style:font-style-complex="normal" style:font-weight-complex="bold"/>
    </style:style>
    <style:style style:name="T51" style:family="text">
      <style:text-properties fo:language="pl" fo:country="PL" officeooo:rsid="0066c782"/>
    </style:style>
    <style:style style:name="T52" style:family="text">
      <style:text-properties fo:language="pl" fo:country="PL" officeooo:rsid="00687296"/>
    </style:style>
    <style:style style:name="T53" style:family="text">
      <style:text-properties fo:language="pl" fo:country="PL" officeooo:rsid="0070c378"/>
    </style:style>
    <style:style style:name="T54" style:family="text">
      <style:text-properties fo:language="pl" fo:country="PL" officeooo:rsid="00724549"/>
    </style:style>
    <style:style style:name="T55" style:family="text">
      <style:text-properties fo:language="pl" fo:country="PL" officeooo:rsid="00aa9acb"/>
    </style:style>
    <style:style style:name="T56" style:family="text">
      <style:text-properties fo:language="pl" fo:country="PL" officeooo:rsid="00ac92f2"/>
    </style:style>
    <style:style style:name="T57" style:family="text">
      <style:text-properties fo:language="pl" fo:country="PL" officeooo:rsid="00b10154"/>
    </style:style>
    <style:style style:name="T58" style:family="text">
      <style:text-properties fo:language="pl" fo:country="PL" officeooo:rsid="00c3157f"/>
    </style:style>
    <style:style style:name="T59" style:family="text">
      <style:text-properties fo:language="pl" fo:country="PL" officeooo:rsid="00e1a788"/>
    </style:style>
    <style:style style:name="T60" style:family="text">
      <style:text-properties fo:language="pl" fo:country="PL" officeooo:rsid="00e2f0f3"/>
    </style:style>
    <style:style style:name="T61" style:family="text">
      <style:text-properties fo:language="pl" fo:country="PL" officeooo:rsid="0090a2b4"/>
    </style:style>
    <style:style style:name="T62" style:family="text">
      <style:text-properties fo:language="pl" fo:country="PL" officeooo:rsid="00e7635a"/>
    </style:style>
    <style:style style:name="T63" style:family="text">
      <style:text-properties fo:language="pl" fo:country="PL" officeooo:rsid="00f87202"/>
    </style:style>
    <style:style style:name="T64" style:family="text">
      <style:text-properties fo:language="pl" fo:country="PL" officeooo:rsid="005fce24"/>
    </style:style>
    <style:style style:name="T65" style:family="text">
      <style:text-properties fo:language="pl" fo:country="PL" officeooo:rsid="00f7f917"/>
    </style:style>
    <style:style style:name="T66" style:family="text">
      <style:text-properties fo:language="pl" fo:country="PL" officeooo:rsid="00ba6702"/>
    </style:style>
    <style:style style:name="T67" style:family="text">
      <style:text-properties fo:language="pl" fo:country="PL" officeooo:rsid="00ca58b2"/>
    </style:style>
    <style:style style:name="T68" style:family="text">
      <style:text-properties fo:language="pl" fo:country="PL" officeooo:rsid="00fa6191"/>
    </style:style>
    <style:style style:name="T69" style:family="text">
      <style:text-properties fo:language="pl" fo:country="PL" officeooo:rsid="00fed5cc"/>
    </style:style>
    <style:style style:name="T70" style:family="text">
      <style:text-properties fo:language="pl" fo:country="PL" officeooo:rsid="010055ac"/>
    </style:style>
    <style:style style:name="T71" style:family="text">
      <style:text-properties fo:language="pl" fo:country="PL" officeooo:rsid="010715f3"/>
    </style:style>
    <style:style style:name="T72" style:family="text">
      <style:text-properties fo:language="pl" fo:country="PL" officeooo:rsid="010e4c90"/>
    </style:style>
    <style:style style:name="T73" style:family="text">
      <style:text-properties fo:language="pl" fo:country="PL" officeooo:rsid="0111171d"/>
    </style:style>
    <style:style style:name="T74" style:family="text">
      <style:text-properties fo:language="pl" fo:country="PL" officeooo:rsid="01147cd0"/>
    </style:style>
    <style:style style:name="T75" style:family="text">
      <style:text-properties fo:language="pl" fo:country="PL" officeooo:rsid="011838b5"/>
    </style:style>
    <style:style style:name="T76" style:family="text">
      <style:text-properties fo:language="pl" fo:country="PL" officeooo:rsid="011c0f64"/>
    </style:style>
    <style:style style:name="T77" style:family="text">
      <style:text-properties fo:language="pl" fo:country="PL" officeooo:rsid="012099c8"/>
    </style:style>
    <style:style style:name="T78" style:family="text">
      <style:text-properties fo:language="pl" fo:country="PL" officeooo:rsid="00b26d98"/>
    </style:style>
    <style:style style:name="T79" style:family="text">
      <style:text-properties fo:language="pl" fo:country="PL" officeooo:rsid="012250ae"/>
    </style:style>
    <style:style style:name="T80" style:family="text">
      <style:text-properties fo:language="pl" fo:country="PL" officeooo:rsid="01280a23"/>
    </style:style>
    <style:style style:name="T81" style:family="text">
      <style:text-properties fo:language="pl" fo:country="PL" officeooo:rsid="0129852c"/>
    </style:style>
    <style:style style:name="T82" style:family="text">
      <style:text-properties fo:language="pl" fo:country="PL" officeooo:rsid="012d164b"/>
    </style:style>
    <style:style style:name="T83" style:family="text">
      <style:text-properties fo:language="pl" fo:country="PL" officeooo:rsid="01395d74"/>
    </style:style>
    <style:style style:name="T84" style:family="text">
      <style:text-properties fo:language="pl" fo:country="PL" officeooo:rsid="01464d42"/>
    </style:style>
    <style:style style:name="T85" style:family="text">
      <style:text-properties fo:language="pl" fo:country="PL" officeooo:rsid="01506542"/>
    </style:style>
    <style:style style:name="T86" style:family="text">
      <style:text-properties fo:language="pl" fo:country="PL" officeooo:rsid="014e88ed"/>
    </style:style>
    <style:style style:name="T87" style:family="text">
      <style:text-properties fo:language="pl" fo:country="PL" officeooo:rsid="01523e13"/>
    </style:style>
    <style:style style:name="T88" style:family="text">
      <style:text-properties fo:language="pl" fo:country="PL" officeooo:rsid="0158879b"/>
    </style:style>
    <style:style style:name="T89" style:family="text">
      <style:text-properties fo:language="pl" fo:country="PL" officeooo:rsid="015a4202"/>
    </style:style>
    <style:style style:name="T90" style:family="text">
      <style:text-properties fo:language="pl" fo:country="PL" officeooo:rsid="015ba7f7"/>
    </style:style>
    <style:style style:name="T91" style:family="text">
      <style:text-properties fo:language="pl" fo:country="PL" officeooo:rsid="015d951f"/>
    </style:style>
    <style:style style:name="T92" style:family="text">
      <style:text-properties fo:language="pl" fo:country="PL" officeooo:rsid="0163045d"/>
    </style:style>
    <style:style style:name="T93" style:family="text">
      <style:text-properties fo:language="pl" fo:country="PL" officeooo:rsid="0165011b"/>
    </style:style>
    <style:style style:name="T94" style:family="text">
      <style:text-properties fo:language="pl" fo:country="PL" officeooo:rsid="0170c08f"/>
    </style:style>
    <style:style style:name="T95" style:family="text">
      <style:text-properties fo:language="pl" fo:country="PL" officeooo:rsid="0170ef19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officeooo:rsid="0098f608" style:font-style-asian="italic" style:font-style-complex="italic"/>
    </style:style>
    <style:style style:name="T98" style:family="text">
      <style:text-properties fo:font-style="italic" officeooo:rsid="010dd371" style:font-style-asian="italic" style:font-style-complex="italic"/>
    </style:style>
    <style:style style:name="T99" style:family="text">
      <style:text-properties officeooo:rsid="0098f608"/>
    </style:style>
    <style:style style:name="T100" style:family="text">
      <style:text-properties officeooo:rsid="0100ec2f"/>
    </style:style>
    <style:style style:name="T101" style:family="text">
      <style:text-properties officeooo:rsid="01050eb9"/>
    </style:style>
    <style:style style:name="T102" style:family="text">
      <style:text-properties officeooo:rsid="010860df"/>
    </style:style>
    <style:style style:name="T103" style:family="text">
      <style:text-properties officeooo:rsid="010dd371"/>
    </style:style>
    <style:style style:name="T104" style:family="text">
      <style:text-properties officeooo:rsid="0128e01b"/>
    </style:style>
    <style:style style:name="T105" style:family="text">
      <style:text-properties officeooo:rsid="00155832"/>
    </style:style>
    <style:style style:name="T106" style:family="text">
      <style:text-properties officeooo:rsid="0135a2aa"/>
    </style:style>
    <style:style style:name="T107" style:family="text">
      <style:text-properties officeooo:rsid="013761af"/>
    </style:style>
    <style:style style:name="T108" style:family="text">
      <style:text-properties officeooo:rsid="01395d74"/>
    </style:style>
    <style:style style:name="T109" style:family="text">
      <style:text-properties officeooo:rsid="013bfa90"/>
    </style:style>
    <style:style style:name="T110" style:family="text">
      <style:text-properties officeooo:rsid="013de2cf"/>
    </style:style>
    <style:style style:name="T111" style:family="text">
      <style:text-properties officeooo:rsid="01410fef"/>
    </style:style>
    <style:style style:name="T112" style:family="text">
      <style:text-properties officeooo:rsid="01421f19"/>
    </style:style>
    <style:style style:name="T113" style:family="text">
      <style:text-properties fo:color="#ce181e" fo:language="pl" fo:country="PL" fo:font-style="italic" fo:font-weight="normal" style:font-style-asian="italic" style:font-weight-asian="normal" style:font-style-complex="italic" style:font-weight-complex="normal"/>
    </style:style>
    <style:style style:name="T114" style:family="text">
      <style:text-properties fo:color="#ce181e" fo:language="pl" fo:country="PL" fo:font-style="italic" fo:font-weight="normal" officeooo:rsid="010715f3" style:font-style-asian="italic" style:font-weight-asian="normal" style:font-style-complex="italic" style:font-weight-complex="normal"/>
    </style:style>
    <style:style style:name="T115" style:family="text">
      <style:text-properties officeooo:rsid="01447670"/>
    </style:style>
    <style:style style:name="T116" style:family="text">
      <style:text-properties officeooo:rsid="014a9584"/>
    </style:style>
    <style:style style:name="T117" style:family="text">
      <style:text-properties officeooo:rsid="014ca43a"/>
    </style:style>
    <style:style style:name="T118" style:family="text">
      <style:text-properties officeooo:rsid="01523e13"/>
    </style:style>
    <style:style style:name="T119" style:family="text">
      <style:text-properties officeooo:rsid="0156f221"/>
    </style:style>
    <style:style style:name="T120" style:family="text">
      <style:text-properties officeooo:rsid="0158879b"/>
    </style:style>
    <style:style style:name="T121" style:family="text">
      <style:text-properties officeooo:rsid="015ba7f7"/>
    </style:style>
    <style:style style:name="T122" style:family="text">
      <style:text-properties officeooo:rsid="015d951f"/>
    </style:style>
    <style:style style:name="T123" style:family="text">
      <style:text-properties officeooo:rsid="015fd394"/>
    </style:style>
    <style:style style:name="T124" style:family="text">
      <style:text-properties officeooo:rsid="0165011b"/>
    </style:style>
    <style:style style:name="T125" style:family="text">
      <style:text-properties officeooo:rsid="0168bb78"/>
    </style:style>
    <style:style style:name="T126" style:family="text">
      <style:text-properties officeooo:rsid="01696c64"/>
    </style:style>
    <style:style style:name="T127" style:family="text">
      <style:text-properties officeooo:rsid="0169fac7"/>
    </style:style>
    <style:style style:name="T128" style:family="text">
      <style:text-properties officeooo:rsid="016dd5b8"/>
    </style:style>
    <style:style style:name="T129" style:family="text">
      <style:text-properties officeooo:rsid="016e9154"/>
    </style:style>
    <style:style style:name="T130" style:family="text">
      <style:text-properties officeooo:rsid="016ec2ce"/>
    </style:style>
    <style:style style:name="T131" style:family="text">
      <style:text-properties officeooo:rsid="0170ef19"/>
    </style:style>
    <style:style style:name="T132" style:family="text">
      <style:text-properties officeooo:rsid="0171f470"/>
    </style:style>
    <style:style style:name="T133" style:family="text">
      <style:text-properties officeooo:rsid="0173a9a3"/>
    </style:style>
    <style:style style:name="T134" style:family="text">
      <style:text-properties officeooo:rsid="017541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32">Przegląd </text:span>ScalaJS</text:p>
      <text:p text:style-name="P32">Konrad Stobiecki</text:p>
      <text:p text:style-name="P1"/>
      <text:p text:style-name="P14"><text:span text:style-name="T63">ScalaJS to projekt rozwijany przez </text:span><text:span text:style-name="T68">zespół </text:span><text:span text:style-name="T63">EPFL - ten </text:span><text:span text:style-name="T68">sam,</text:span><text:span text:style-name="T63"> który tworzy język Scala. Głównym produktem jest tu kompilator Scala do JavaScript (ES5). </text:span></text:p>
      <text:p text:style-name="P15"><text:span text:style-name="T69">Jeśli chodzi o frontend, doskonale komponuje się z </text:span><text:span text:style-name="T64">React, </text:span><text:span text:style-name="T69">ale </text:span><text:span text:style-name="T73">też z</text:span><text:span text:style-name="T69"> </text:span><text:span text:style-name="T64">Angular, Ember, </text:span><text:span text:style-name="T70">jQuery</text:span><text:span text:style-name="T64"> </text:span><text:span text:style-name="T69">i w mniejszym stopniu z </text:span><text:span text:style-name="T64">AngularJS. </text:span><text:span text:style-name="T69">Ogólnie, m</text:span><text:span text:style-name="T65">ożemy </text:span><text:span text:style-name="T64">użyć dowolnego frameworka, </text:span><text:span text:style-name="T70">czy biblioteki, </text:span><text:span text:style-name="T67">nawet jeśli nie ma do ni</text:span><text:span text:style-name="T70">ch</text:span><text:span text:style-name="T67"> jeszcze bindingów </text:span><text:span text:style-name="T69">(interface</text:span><text:span text:style-name="T70">)</text:span><text:span text:style-name="T69">, któr</text:span><text:span text:style-name="T70">e</text:span><text:span text:style-name="T69"> możemy sobie napisać sami, o tym później</text:span><text:span text:style-name="T66">. </text:span></text:p>
      <text:p text:style-name="P2"><text:span text:style-name="T101">J</text:span>eśli ktoś szuka totalnie nowych wrażeń, może spróbować z Udash – od podstaw scalowego połączenia Scalatags, ScalaCSS <text:span text:style-name="T104">(UdashCSS) </text:span>z kompletną implementacją API REST lub RPC składające się na naprawdę interesujący <text:span text:style-name="T100">full-stack </text:span>framework.</text:p>
      <text:p text:style-name="P46">Oczywiście ScalaJS znajdzie zastosowanie wszędzie tam, gdzie jest JavaScript, czyli backend lub cloud (reklama).</text:p>
      <text:h text:style-name="P68" text:outline-level="1">Korzyści</text:h>
      <text:p text:style-name="P47">Kilka bardziej miękkich argumentów na poparcie stosowania ScalaJS w projektach informatycznych:</text:p>
      <text:list xml:id="list2360322206" text:style-name="L1">
        <text:list-item>
          <text:p text:style-name="P62"><text:span text:style-name="T71">b</text:span><text:span text:style-name="T1">ezpieczeństwo typów, </text:span><text:span text:style-name="T71">a w konsekwencji</text:span><text:span text:style-name="T1"> b</text:span><text:span text:style-name="T2">łędy </text:span><text:span text:style-name="T10">takie, jak </text:span><text:span text:style-name="T114">x </text:span><text:span text:style-name="T113">is not defined</text:span><text:span text:style-name="T2">, </text:span><text:span text:style-name="T114">x</text:span><text:span text:style-name="T113"> is not a function</text:span><text:span text:style-name="T19">,</text:span><text:span text:style-name="T2"> </text:span><text:span text:style-name="T12">są eliminowane</text:span><text:span text:style-name="T2"> już na poziomie kompilatora </text:span><text:span text:style-name="T12">i </text:span><text:span text:style-name="T10">nie powodują zablokowani</text:span><text:span text:style-name="T12">a</text:span><text:span text:style-name="T10"> przeglądarki </text:span><text:span text:style-name="T12">podczas runtime aplikacji</text:span><text:span text:style-name="T9">,</text:span></text:p>
        </text:list-item>
        <text:list-item>
          <text:p text:style-name="P63"><text:span text:style-name="T10">s</text:span><text:span text:style-name="T2">tandaryzacja – używamy jednego języka programowania w zespole, brak zbędnych parserów </text:span><text:span text:style-name="T6">i błędów związanych </text:span><text:span text:style-name="T8">z niezgodnością </text:span><text:span text:style-name="T10">modeli </text:span><text:span text:style-name="T12">frontendowych i backendowych</text:span><text:span text:style-name="T8">,</text:span></text:p>
        </text:list-item>
        <text:list-item>
          <text:p text:style-name="P64"><text:span text:style-name="T10">b</text:span><text:span text:style-name="T2">iblioteki Scala – właściwie wszystko, co jest w Scala dla innych języków </text:span><text:span text:style-name="T3">(Java)</text:span><text:span text:style-name="T2">, jest też dostępne w ScalaJS</text:span><text:span text:style-name="T4">, </text:span><text:span text:style-name="T14">m.in. całe programowanie funkcyjne: Scalaz, Each, future.scala, tryt.scala, RAII.scala, Shapeless, Cats, Monocle, Quicklens, a także typowo webowe, jak scalatags </text:span><text:span text:style-name="T15">(do tworzenia kodu html – backend lub obiektów DOM - frontend)</text:span><text:span text:style-name="T14">, ScalaCSS, itp. Warto też zwrócić na serializer </text:span><text:span text:style-name="T15">JSON </text:span><text:span text:style-name="T14">Pickle. (</text:span><text:a xlink:type="simple" xlink:href="https://www.scala-js.org/libraries/libs.html" text:style-name="Internet_20_link" text:visited-style-name="Visited_20_Internet_20_Link"><text:span text:style-name="T14">https://www.scala-js.org/libraries/libs.html</text:span></text:a><text:span text:style-name="T14">)</text:span></text:p>
        </text:list-item>
        <text:list-item>
          <text:p text:style-name="P61"><text:span text:style-name="T11">m</text:span><text:span text:style-name="T5">niej zależności – </text:span><text:span text:style-name="T7">paczki npm </text:span><text:span text:style-name="T4">można ściągnąć za pomocą </text:span><text:span text:style-name="T13">sbt (</text:span><text:span text:style-name="T20">sbt-web </text:span><text:span text:style-name="T26">i</text:span><text:span text:style-name="T1"> </text:span><text:span text:style-name="T19">sbt-js-engine</text:span><text:span text:style-name="T21">)</text:span><text:span text:style-name="T22">,</text:span></text:p>
        </text:list-item>
        <text:list-item>
          <text:p text:style-name="P48"><text:span text:style-name="T102">d</text:span>użo istniejących <text:span text:style-name="T96">bindingów</text:span> <text:span text:style-name="T99">(fasad dla bibliotek JS) i łatwość tworzenia nowych (</text:span><text:span text:style-name="T97">sbt-js-engine</text:span><text:span text:style-name="T99">),</text:span></text:p>
        </text:list-item>
        <text:list-item>
          <text:p text:style-name="P49">jest to projekt twórców Scala,</text:p>
        </text:list-item>
        <text:list-item>
          <text:p text:style-name="P65"><text:span text:style-name="T80">aplikacje można sobie </text:span><text:span text:style-name="T81">stworzyć</text:span><text:span text:style-name="T80"> </text:span><text:span text:style-name="T82">jednym poleceniem </text:span><text:span text:style-name="T80">z </text:span><text:span text:style-name="T81">szablonów </text:span><text:span text:style-name="T80">Gitter8, </text:span><text:span text:style-name="T82">np.:</text:span></text:p>
          <text:p text:style-name="P78">sbt new vmunier/akka-http-scalajs.g8</text:p>
        </text:list-item>
      </text:list>
      <text:h text:style-name="P69" text:outline-level="1"><text:soft-page-break/>Podobieństwa i różnice <text:span text:style-name="T112">z JavaScript</text:span></text:h>
      <text:p text:style-name="P3">Funkcje J<text:span text:style-name="T103">ava</text:span>S<text:span text:style-name="T103">cript</text:span> <text:span text:style-name="T103">oraz API DOM </text:span>w ScalaJS <text:span text:style-name="T103">są odwzorowane 1:1. </text:span>ScalaJS używa natywnego API silnika przeglądarki, a bardziej profesjonalnie, <text:span text:style-name="T103">utrzymuje </text:span>standard ECMA. <text:span text:style-name="T103">Przykład, który można skopiować do </text:span><text:span text:style-name="T98">scalafiddle.io</text:span><text:span text:style-name="T103">:</text:span></text:p>
      <text:p text:style-name="P33">import org.scalajs.dom.{console, Event, XMLHttpRequest}</text:p>
      <text:p text:style-name="P33">import scala.scalajs.js.JSON</text:p>
      <text:p text:style-name="P33"/>
      <text:p text:style-name="P33">val xhr = new XMLHttpRequest()</text:p>
      <text:p text:style-name="P33"/>
      <text:p text:style-name="P33">xhr.open("GET",</text:p>
      <text:p text:style-name="P33"><text:s text:c="2"/>"https://jsonplaceholder.typicode.com/posts/1"</text:p>
      <text:p text:style-name="P33">)</text:p>
      <text:p text:style-name="P33">xhr.onload = { (e: Event) =&gt;</text:p>
      <text:p text:style-name="P33"><text:s text:c="2"/>if (xhr.status == 200) {</text:p>
      <text:p text:style-name="P33"><text:s text:c="4"/>val r = JSON.parse(xhr.responseText)</text:p>
      <text:p text:style-name="P33"><text:s text:c="4"/>console.log(r)</text:p>
      <text:p text:style-name="P33"><text:s text:c="2"/>}</text:p>
      <text:p text:style-name="P33">}</text:p>
      <text:p text:style-name="P33">xhr.send()</text:p>
      <text:p text:style-name="P11"><text:span text:style-name="T52">Dokumentacja na </text:span><text:span text:style-name="T16">scala-js.org</text:span><text:span text:style-name="T1"> </text:span><text:span text:style-name="T58">jest </text:span><text:span text:style-name="T74">utrzymywana na wysokim poziomie</text:span><text:span text:style-name="T51">. </text:span><text:span text:style-name="T72">A to dlatego, że tworzy ją t</text:span><text:span text:style-name="T77">en sam zespół</text:span><text:span text:style-name="T72">, co </text:span><text:span text:style-name="T18">scala-lang.org.</text:span><text:span text:style-name="T51"> </text:span><text:span text:style-name="T58">Z</text:span><text:span text:style-name="T54">najd</text:span><text:span text:style-name="T58">zi</text:span><text:span text:style-name="T54">e</text:span><text:span text:style-name="T58">my </text:span><text:span text:style-name="T72">tu</text:span><text:span text:style-name="T74">taj też</text:span><text:span text:style-name="T54"> </text:span><text:span text:style-name="T52">tutorial do Reacta, </text:span><text:span text:style-name="T53">korzystający z bindingów</text:span><text:span text:style-name="T52"> </text:span><text:span text:style-name="T17">scalajs-react.</text:span><text:span text:style-name="T52"> </text:span><text:span text:style-name="T77">Jest też odnośnik do </text:span><text:span text:style-name="T19">scalafiddle.io. </text:span><text:span text:style-name="T22">Warto </text:span><text:span text:style-name="T36">tam </text:span><text:span text:style-name="T23">niechcący</text:span><text:span text:style-name="T22"> spojrzeć na </text:span><text:span text:style-name="T24">lewą kolumnę, </text:span><text:span text:style-name="T29">gdzie</text:span><text:span text:style-name="T22"> dostępne </text:span><text:span text:style-name="T29">są </text:span><text:span text:style-name="T36">biblioteki</text:span><text:span text:style-name="T25">. </text:span><text:span text:style-name="T29">Jest to tylko drobny fragment tego, co można dodać do projektu, ale n</text:span><text:span text:style-name="T27">aprawdę dużo radości daje wywołanie console.log’</text:span><text:span text:style-name="T28">a</text:span><text:span text:style-name="T27"> z </text:span><text:span text:style-name="T30">funktorem</text:span><text:span text:style-name="T28">...</text:span></text:p>
      <text:p text:style-name="Code_20_-_20_console">import org.scalajs.dom.console</text:p>
      <text:p text:style-name="Code_20_-_20_console"/>
      <text:p text:style-name="Code_20_-_20_console">import scala.scalajs.js._, scala.scalajs.js.timers._</text:p>
      <text:p text:style-name="Code_20_-_20_console">import cats._ , cats.instances._ , cats.implicits._</text:p>
      <text:p text:style-name="Code_20_-_20_console"/>
      <text:p text:style-name="Code_20_-_20_console">val addRandom : Double =&gt; Double = _ + Math.floor(Math.random() * 10)</text:p>
      <text:p text:style-name="Code_20_-_20_console">def addedRandom(la: List[Double]) = {</text:p>
      <text:p text:style-name="Code_20_-_20_console"><text:s text:c="2"/>Apply[List].ap(List(addRandom))(la)</text:p>
      <text:p text:style-name="Code_20_-_20_console">}</text:p>
      <text:p text:style-name="Code_20_-_20_console"/>
      <text:p text:style-name="Code_20_-_20_console">var x = 0;</text:p>
      <text:p text:style-name="Code_20_-_20_console"/>
      <text:p text:style-name="Code_20_-_20_console">def setme {</text:p>
      <text:p text:style-name="Code_20_-_20_console"><text:s text:c="2"/>console.log(addedRandom(List(1, 11, 111, 1111)).toString)</text:p>
      <text:p text:style-name="Code_20_-_20_console"><text:s text:c="2"/>x += 1</text:p>
      <text:p text:style-name="Code_20_-_20_console"><text:s text:c="2"/>if (x &lt; 5) {</text:p>
      <text:p text:style-name="Code_20_-_20_console"><text:s text:c="4"/>setTimeout(1000) (setme)</text:p>
      <text:p text:style-name="Code_20_-_20_console"><text:s text:c="2"/>}</text:p>
      <text:p text:style-name="Code_20_-_20_console">}</text:p>
      <text:p text:style-name="Code_20_-_20_console"/>
      <text:p text:style-name="Code_20_-_20_console">setTimeout(1000) (setme)</text:p>
      <text:h text:style-name="Heading_20_1" text:outline-level="1"><text:span text:style-name="T57">Jak zrobić stronę web</text:span><text:span text:style-name="T1">?</text:span></text:h>
      <text:h text:style-name="P73" text:outline-level="2"><text:span text:style-name="T50">F</text:span><text:span text:style-name="T49">rameworki </text:span><text:span text:style-name="T50">Scala</text:span></text:h>
      <text:p text:style-name="P17"><text:span text:style-name="T31">Wybrałem dwa najbardziej interesujące jeśli chodzi o </text:span><text:span text:style-name="T35">przejrzystość, </text:span><text:span text:style-name="T31">dostępność dokumentacji</text:span><text:span text:style-name="T35">, kompletność</text:span><text:span text:style-name="T31"> i </text:span><text:span text:style-name="T32">najładniejsze strony internetowe… </text:span><text:span text:style-name="T34">Ale j</text:span><text:span text:style-name="T33">eśli kogoś interesuje pełna lista </text:span><text:span text:style-name="T34">na rok 2016</text:span><text:span text:style-name="T33">, to mam do zaproponowania interesujący slajd: (</text:span><text:a xlink:type="simple" xlink:href="https://www.slideshare.net/takezoe/scala-frameworks-for-web-application-2016" text:style-name="Internet_20_link" text:visited-style-name="Visited_20_Internet_20_Link"><text:span text:style-name="T33">www.slideshare.net/takezoe/scala-frameworks-for-web-application-2016</text:span></text:a><text:span text:style-name="T33">)</text:span></text:p>
      <text:h text:style-name="P71" text:outline-level="3"><text:soft-page-break/>Scala Play <text:span text:style-name="T59">(</text:span><text:a xlink:type="simple" xlink:href="http://www.playframework.com/" text:style-name="Internet_20_link" text:visited-style-name="Visited_20_Internet_20_Link"><text:span text:style-name="T78">playframework.com</text:span></text:a><text:span text:style-name="T59">)</text:span></text:h>
      <text:p text:style-name="P18"><text:span text:style-name="T76">Najkrótszą</text:span><text:span text:style-name="T60"> drogą do </text:span><text:span text:style-name="T56">s</text:span><text:span text:style-name="T55">tworzenia witryny internetowej </text:span><text:span text:style-name="T57">z dodatkiem</text:span><text:span text:style-name="T56"> </text:span><text:span text:style-name="T55">J</text:span><text:span text:style-name="T75">ava</text:span><text:span text:style-name="T55">S</text:span><text:span text:style-name="T75">cript</text:span><text:span text:style-name="T55"> </text:span><text:span text:style-name="T56">będzie </text:span><text:span text:style-name="T55">Scala Play, który zapewni nam solidny </text:span><text:span text:style-name="T57">szkielet </text:span><text:span text:style-name="T55">MVC. </text:span><text:span text:style-name="T62">Dodatkowo, jeśli komuś zależy np. na GraphQL, to </text:span><text:span text:style-name="T79">można</text:span><text:span text:style-name="T62"> wypróbować połączenie Scala Play z Sangrią (</text:span><text:a xlink:type="simple" xlink:href="http://try.sangria-graphql.org/" text:style-name="Internet_20_link" text:visited-style-name="Visited_20_Internet_20_Link"><text:span text:style-name="T62">try.sangria-graphql.org</text:span></text:a><text:span text:style-name="T62">)</text:span></text:p>
      <text:p text:style-name="P50">Stworzenie aplikacji z szablonu Gitter8:</text:p>
      <text:p text:style-name="P34">sbt new vmunier/play-scalajs.g8</text:p>
      <text:list xml:id="list82129251957011" text:continue-numbering="true" text:style-name="L1">
        <text:list-header>
          <text:p text:style-name="P79"/>
        </text:list-header>
      </text:list>
      <text:p text:style-name="P12"><text:span text:style-name="T39">P</text:span><text:span text:style-name="T38">olecam </text:span><text:span text:style-name="T47">też</text:span><text:span text:style-name="T38"> tutorial </text:span><text:span text:style-name="T33">Greg</text:span><text:span text:style-name="T38">a</text:span><text:span text:style-name="T33"> Dorrell</text:span><text:span text:style-name="T38">a, który ukończymy uruchamiając i naprawiając testy na </text:span><text:span text:style-name="T47">trzech</text:span><text:span text:style-name="T38"> kolejnych gałęziach projektu: </text:span><text:a xlink:type="simple" xlink:href="https://github.com/Grogs/fullstack-scalajs-workshop" text:style-name="Internet_20_link" text:visited-style-name="Visited_20_Internet_20_Link"><text:span text:style-name="T38">https://github.com/Grogs/fullstack-scalajs-workshop</text:span></text:a></text:p>
      <text:p text:style-name="P19"><text:span text:style-name="T38">K</text:span><text:span text:style-name="T22">rótki opis ćwiczeń:</text:span></text:p>
      <text:list xml:id="list3246887063" text:style-name="L2">
        <text:list-item>
          <text:p text:style-name="P66"><text:span text:style-name="T46">N</text:span><text:span text:style-name="T22">auczymy się korzystać ze Scala Play i Twirla </text:span><text:span text:style-name="T40">(coś jak Twig w PHP)</text:span></text:p>
        </text:list-item>
        <text:list-item>
          <text:p text:style-name="P67"><text:span text:style-name="T46">D</text:span><text:span text:style-name="T22">owiemy się czegoś o Autowire (biblioteki RPC, </text:span><text:span text:style-name="T41">inną biblioteką do tego zastosowania jest Sloth</text:span><text:span text:style-name="T22">)</text:span></text:p>
        </text:list-item>
        <text:list-item>
          <text:p text:style-name="P51">Dołożymy mapę Google.</text:p>
        </text:list-item>
      </text:list>
      <text:h text:style-name="Heading_20_3" text:outline-level="3"><text:span text:style-name="T61">U</text:span><text:span text:style-name="T1">dash </text:span><text:span text:style-name="T37">(</text:span><text:a xlink:type="simple" xlink:href="http://udash.io/" text:style-name="Internet_20_link" text:visited-style-name="Visited_20_Internet_20_Link"><text:span text:style-name="T37">udash.io</text:span></text:a><text:span text:style-name="T37">)</text:span></text:h>
      <text:p text:style-name="P16"><text:span text:style-name="T31">Podobnie jak Play, ma swojego Gitter8. </text:span><text:span text:style-name="T44">C</text:span><text:span text:style-name="T31">hoć może nie w takiej ilości, </text:span><text:span text:style-name="T44">z</text:span><text:span text:style-name="T31">a to możemy sobie wybrać, czy tworzymy tylko frontend czy całą aplikację. </text:span><text:span text:style-name="T42">Dodatkowo, Udash oferuje API </text:span><text:span text:style-name="T43">websocketowe</text:span><text:span text:style-name="T42"> i dlatego znalazł się w tym artykule. O ile Play jest frameworkiem Scala, który można dostosować do ScalaJS, o tyle Udash jest już od początku pisany z myślą o byciu full-stackiem</text:span><text:span text:style-name="T43">.</text:span></text:p>
      <text:p text:style-name="P13"><text:span text:style-name="T43">S</text:span><text:span text:style-name="T45">tworzenie aplikacji z szablonu:</text:span></text:p>
      <text:p text:style-name="P80">sbt new UdashFramework/udash.g8</text:p>
      <text:list xml:id="list82129134708731" text:continue-list="list82129251957011" text:style-name="L1">
        <text:list-header>
          <text:p text:style-name="P81"/>
        </text:list-header>
      </text:list>
      <text:p text:style-name="P20"><text:span text:style-name="T22">Przy tworzeniu wybieramy wersję aplikacji (z backendem czy bez, rodzaj API <text:s/>- REST czy RPC)</text:span><text:span text:style-name="T45">.</text:span></text:p>
      <text:p text:style-name="P21"><text:span text:style-name="T45">M</text:span><text:span text:style-name="T22">oim zdaniem jest to bardzo ciekawa opcja, jeśli zaczynało się od backendu i nie ma lub nie chce mieć pojęcia o JavaScript i frameworkach frontendowych.</text:span></text:p>
      <text:h text:style-name="P70" text:outline-level="1">Adaptacja frameworków webowych</text:h>
      <text:h text:style-name="P74" text:outline-level="2">ReactJS</text:h>
      <text:p text:style-name="P52">Do dyspozycji mamy kilka bindingów, ale dwa z nich zasługują na największą uwagę:</text:p>
      <text:list xml:id="list3507958156" text:style-name="L3">
        <text:list-item>
          <text:p text:style-name="P53">scalajs-react</text:p>
        </text:list-item>
        <text:list-item>
          <text:p text:style-name="P53">slinky</text:p>
        </text:list-item>
      </text:list>
      <text:h text:style-name="P72" text:outline-level="3">scalajs-react <text:span text:style-name="T108">(</text:span><text:a xlink:type="simple" xlink:href="https://japgolly.github.io/scalajs-react" text:style-name="Internet_20_link" text:visited-style-name="Visited_20_Internet_20_Link"><text:span text:style-name="T108">https://japgolly.github.io/scalajs-react</text:span></text:a><text:span text:style-name="T108">)</text:span></text:h>
      <text:p text:style-name="P4">Po głębszej analizie strony projektu na githubie zobaczymy <text:span text:style-name="T106">trzy</text:span> przykłady, które miło nas zaskoczą:</text:p>
      <text:list xml:id="list1475982399" text:style-name="L4">
        <text:list-item>
          <text:p text:style-name="P54">Scastie – aplikacja do uruchamiania kodu scala w wybranej wersji języka oraz bibliotekami (<text:a xlink:type="simple" xlink:href="https://scastie.scala-lang.org/MAmh54e9RbqoGtnAUUc30g" text:style-name="Internet_20_link" text:visited-style-name="Visited_20_Internet_20_Link"><text:span text:style-name="T105">https://scastie.scala-lang.org/MAmh54e9RbqoGtnAUUc30g</text:span></text:a>)</text:p>
        </text:list-item>
        <text:list-item>
          <text:p text:style-name="P55"><text:soft-page-break/>Scalafiddle.io – tego chyba nie trzeba przedstawiać</text:p>
        </text:list-item>
        <text:list-item>
          <text:p text:style-name="P55">Weather app – zrobiona na backendzie Play (<text:a xlink:type="simple" xlink:href="http://ec2-52-59-160-108.eu-central-1.compute.amazonaws.com/" text:style-name="Internet_20_link" text:visited-style-name="Visited_20_Internet_20_Link">http://ec2-52-59-160-108.eu-central-1.compute.amazonaws.com/</text:a>)</text:p>
        </text:list-item>
      </text:list>
      <text:p text:style-name="P5">Niestety, na minus jest brzydka strona… to <text:span text:style-name="T107">nie </text:span>znaczy, że <text:span text:style-name="T107">mi się nie podoba, a raczej chciałbym zwrócić uwagę na </text:span>trochę strom<text:span text:style-name="T107">ą</text:span> krzyw<text:span text:style-name="T115">ą</text:span> nauki. <text:span text:style-name="T108">Poza tym dokumentacja jest częściowo na githubie (</text:span><text:a xlink:type="simple" xlink:href="https://github.com/japgolly/scalajs-react" text:style-name="Internet_20_link" text:visited-style-name="Visited_20_Internet_20_Link"><text:span text:style-name="T108">https://github.com/japgolly/scalajs-react</text:span></text:a><text:span text:style-name="T108">)</text:span></text:p>
      <text:p text:style-name="P6">Dodatkowo, bindingi są trochę „odjechane”. Kod w JavaScript:</text:p>
      <text:p text:style-name="Code_20_-_20_console">class Hello extends React.Component {</text:p>
      <text:p text:style-name="Code_20_-_20_console"><text:tab/>render() {</text:p>
      <text:p text:style-name="Code_20_-_20_console"><text:tab/><text:tab/>return React.createElement("div", null, "Hello ", this.props.name);</text:p>
      <text:p text:style-name="Code_20_-_20_console"><text:tab/>}</text:p>
      <text:p text:style-name="P36">}</text:p>
      <text:p text:style-name="P36"/>
      <text:p text:style-name="P36"><text:span text:style-name="T83">ReactDOM.render(React.createElement(Hello, {name: "</text:span><text:span text:style-name="T84">World</text:span><text:span text:style-name="T83">"}), </text:span><text:span text:style-name="T84">root</text:span><text:span text:style-name="T83">);</text:span></text:p>
      <text:p text:style-name="Code_20_-_20_console"/>
      <text:p text:style-name="P6"><text:span text:style-name="T109">Ten sam komponent</text:span> w ScalaJS</text:p>
      <text:p text:style-name="P37">val Hello = ScalaComponent.builder[String]("Hello")</text:p>
      <text:p text:style-name="Code_20_-_20_console"><text:s text:c="2"/>.render($ =&gt; &lt;.div("Hello ", $.props))</text:p>
      <text:p text:style-name="Code_20_-_20_console"><text:s text:c="2"/>.build</text:p>
      <text:p text:style-name="Code_20_-_20_console"/>
      <text:p text:style-name="P37">Hello("<text:span text:style-name="T84">World</text:span>").renderIntoDOM(<text:span text:style-name="T84">root</text:span>)</text:p>
      <text:p text:style-name="P35"/>
      <text:p text:style-name="P56">wygląda, jakby to był zupełnie inny framework.</text:p>
      <text:h text:style-name="Heading_20_3" text:outline-level="3">Slinky <text:span text:style-name="T111">(</text:span><text:a xlink:type="simple" xlink:href="https://slinky.shadaj.me/" text:style-name="Internet_20_link" text:visited-style-name="Visited_20_Internet_20_Link"><text:span text:style-name="T111">https://slinky.shadaj.me/</text:span></text:a><text:span text:style-name="T111">)</text:span></text:h>
      <text:p text:style-name="P7"><text:span text:style-name="T110">Chyba nie </text:span>jestem jedynym frontendowcem, który <text:span text:style-name="T110">po przeanalizowaniu powyższego kodu, chciałby wyłączyć komputer. Pocieszę jedynie, że ja jestem w gorszej sytuacji, bo zdążyłem już przesiedzieć tydzień nad tym udowadniając sobie, że jest fajne :-D</text:span></text:p>
      <text:p text:style-name="P8">Na szczęście <text:span text:style-name="T133">p</text:span>o sprawdzeniu <text:span text:style-name="T133">Slinky </text:span>odetchnąłem z ulgą.</text:p>
      <text:p text:style-name="P9"><text:span text:style-name="T117">Nasz projekt w Slinky tworzymy za pomocą </text:span>Gitter8, <text:span text:style-name="T116">jak przystało na aplikację sbt</text:span>:</text:p>
      <text:p text:style-name="Code_20_-_20_console">sbt new shadaj/create-react-scala-app.g8</text:p>
      <text:p text:style-name="Code_20_-_20_console"/>
      <text:p text:style-name="P27"><text:span text:style-name="T85">analogicznie do </text:span><text:a xlink:type="simple" xlink:href="https://github.com/facebook/create-react-app" text:style-name="Internet_20_link" text:visited-style-name="Visited_20_Internet_20_Link"><text:span text:style-name="T85">https://github.com/facebook/create-react-app</text:span></text:a><text:span text:style-name="T85"> </text:span><text:span text:style-name="T86">lub dodajemy do istniejącego projektu (szczegóły na stronie).</text:span></text:p>
      <text:p text:style-name="P57">Uwaga jedynie na to, że nie uruchamiamy aplikacji po prostu przez</text:p>
      <text:p text:style-name="P41">sbt run</text:p>
      <text:p text:style-name="P41"/>
      <text:p text:style-name="P27"><text:span text:style-name="T85">a </text:span><text:span text:style-name="T93">raczej, w zależności od potrzeb (development, production)</text:span></text:p>
      <text:p text:style-name="P82">sbt ";fastOptJS::startWebpackDevServer;~fastOptJS</text:p>
      <text:p text:style-name="P82"/>
      <text:p text:style-name="P58">tudzież</text:p>
      <text:p text:style-name="P83">sbt fullOptJS::webpack</text:p>
      <text:p text:style-name="P83"/>
      <text:p text:style-name="P29"><text:span text:style-name="T86">m</text:span><text:span text:style-name="T1">ożna to przeoczyć za pierwszym razem i się zfrustrować, bo informacja jest w repo pod prawie niewidocznym linkiem (</text:span><text:a xlink:type="simple" xlink:href="https://github.com/shadaj/create-react-scala-app.g8" text:style-name="Internet_20_link" text:visited-style-name="Visited_20_Internet_20_Link"><text:span text:style-name="T1">https://github.com/shadaj/create-react-scala-app.g8</text:span></text:a><text:span text:style-name="T1">).</text:span></text:p>
      <text:p text:style-name="P22"><text:soft-page-break/><text:span text:style-name="T93">Kod wygląda bliźniaczo podobnie do oryginału, </text:span><text:span text:style-name="T86">piszemy </text:span><text:span text:style-name="T93">właściwie tylko adnotacje</text:span><text:span text:style-name="T86">:</text:span></text:p>
      <text:p text:style-name="P39"><text:span text:style-name="T118">@react </text:span>class Hello extends React.Component {</text:p>
      <text:p text:style-name="P39"><text:tab/>case class Props(name: String) // <text:span text:style-name="T118">muszą tu być, ew type Props = Unit</text:span></text:p>
      <text:p text:style-name="P39"/>
      <text:p text:style-name="P39"><text:tab/>override def render(): ReactElement = {</text:p>
      <text:p text:style-name="P39"><text:tab/><text:tab/>div("Hello ", props.name)</text:p>
      <text:p text:style-name="P39"><text:tab/>}</text:p>
      <text:p text:style-name="P39">}</text:p>
      <text:p text:style-name="P39"/>
      <text:p text:style-name="P39"><text:span text:style-name="T83">ReactDOM.render(Hello</text:span><text:span text:style-name="T87">("World")</text:span><text:span text:style-name="T83">, </text:span><text:span text:style-name="T84">root</text:span><text:span text:style-name="T83">);</text:span><text:bookmark text:name="__DdeLink__797_2861007286"/></text:p>
      <text:p text:style-name="P38"/>
      <text:p text:style-name="P10">I to by było <text:span text:style-name="T124">w skrócie </text:span>na tyle.</text:p>
      <text:h text:style-name="P75" text:outline-level="2">Angular <text:span text:style-name="T123">(</text:span><text:a xlink:type="simple" xlink:href="https://github.com/jokade/angulate2" text:style-name="Internet_20_link" text:visited-style-name="Visited_20_Internet_20_Link"><text:span text:style-name="T123">https://github.com/jokade/angulate2</text:span></text:a><text:span text:style-name="T123">)</text:span></text:h>
      <text:p text:style-name="P30"><text:span text:style-name="T1">Obsługa frameworków Google wypada nieco skromniej niż w przypadku React. W przypadku Angular nie ma jeszcze Webpacka, za to mamy System.js i lite-server pod dev. Niestety, nie ma też za wiele dokumentacji, </text:span><text:span text:style-name="T95">a</text:span><text:span text:style-name="T1"> i aplikację trzeba sobie postawić na czymś gotowym, </text:span><text:span text:style-name="T95">np. Scala Play, ale</text:span><text:span text:style-name="T1"> muszę przyznać, że </text:span><text:span text:style-name="T95">sam </text:span><text:span text:style-name="T1">k</text:span><text:span text:style-name="T92">od wygląda na bardzo przemyślany i to jest wielką zaletą tego binda, daj</text:span><text:span text:style-name="T1">ącą</text:span><text:span text:style-name="T92"> nadziej</text:span><text:span text:style-name="T1">ę</text:span><text:span text:style-name="T92"> na świetlaną przyszłość:</text:span></text:p>
      <text:p text:style-name="Code_20_-_20_console">import angulate2.std._</text:p>
      <text:p text:style-name="Code_20_-_20_console">import angulate2.platformBrowser.BrowserModule</text:p>
      <text:p text:style-name="P42">import <text:span text:style-name="T130">org.something.</text:span>AppComponent</text:p>
      <text:p text:style-name="Code_20_-_20_console"/>
      <text:p text:style-name="Code_20_-_20_console">@NgModule(</text:p>
      <text:p text:style-name="Code_20_-_20_console"><text:s text:c="2"/>imports = @@[BrowserModule],</text:p>
      <text:p text:style-name="Code_20_-_20_console"><text:s text:c="2"/>declarations = @@[AppComponent],</text:p>
      <text:p text:style-name="Code_20_-_20_console"><text:s text:c="2"/>bootstrap = @@[AppComponent]</text:p>
      <text:p text:style-name="Code_20_-_20_console">)</text:p>
      <text:p text:style-name="Code_20_-_20_console">class AppModule {}</text:p>
      <text:p text:style-name="Code_20_-_20_console"/>
      <text:p text:style-name="P44">//<text:span text:style-name="T130">org/something/app.component</text:span></text:p>
      <text:p text:style-name="Code_20_-_20_console">@Component(</text:p>
      <text:p text:style-name="Code_20_-_20_console"><text:s text:c="2"/>selector = "my-app",</text:p>
      <text:p text:style-name="Code_20_-_20_console"><text:s text:c="2"/>template = "&lt;h1&gt;{{greeting}}&lt;/h1&gt;</text:p>
      <text:p text:style-name="P43">)</text:p>
      <text:p text:style-name="Code_20_-_20_console">class AppComponent {</text:p>
      <text:p text:style-name="Code_20_-_20_console"><text:s text:c="2"/>val greeting = "Hello Angular!"</text:p>
      <text:p text:style-name="Code_20_-_20_console">}</text:p>
      <text:p text:style-name="Code_20_-_20_console"/>
      <text:p text:style-name="P59">a w Angular z TypeScript zrobilibyśmy to tak:</text:p>
      <text:p text:style-name="Code_20_-_20_console">import { BrowserModule } from '@angular/platform-browser';</text:p>
      <text:p text:style-name="Code_20_-_20_console">import { AppComponent } from './app.component';</text:p>
      <text:p text:style-name="Code_20_-_20_console"/>
      <text:p text:style-name="Code_20_-_20_console">@NgModule(<text:span text:style-name="T128">{</text:span></text:p>
      <text:p text:style-name="Code_20_-_20_console"><text:s text:c="2"/>imports: [BrowserModule],</text:p>
      <text:p text:style-name="Code_20_-_20_console"><text:s text:c="2"/>declarations: [AppComponent],</text:p>
      <text:p text:style-name="Code_20_-_20_console"><text:s text:c="2"/>bootstrap: [AppComponent]</text:p>
      <text:p text:style-name="Code_20_-_20_console"><text:span text:style-name="T128">}</text:span>)</text:p>
      <text:p text:style-name="Code_20_-_20_console"><text:span text:style-name="T129">export </text:span>class AppModule {}</text:p>
      <text:p text:style-name="P44"/>
      <text:p text:style-name="P44">//<text:span text:style-name="T130">app.component</text:span></text:p>
      <text:p text:style-name="Code_20_-_20_console">@Component(<text:span text:style-name="T128">{</text:span></text:p>
      <text:p text:style-name="Code_20_-_20_console"><text:s text:c="2"/>selector: "my-app",</text:p>
      <text:p text:style-name="Code_20_-_20_console"><text:s text:c="2"/>template: "&lt;h1&gt;{{greeting}}&lt;/h1&gt;</text:p>
      <text:p text:style-name="Code_20_-_20_console">}<text:span text:style-name="T128">)</text:span></text:p>
      <text:p text:style-name="Code_20_-_20_console"><text:span text:style-name="T130">export </text:span>class AppComponent {</text:p>
      <text:p text:style-name="Code_20_-_20_console"><text:s text:c="2"/>greeting = "Hello Angular!"</text:p>
      <text:p text:style-name="Code_20_-_20_console"><text:soft-page-break/>}</text:p>
      <text:p text:style-name="Code_20_-_20_console"/>
      <text:p text:style-name="P59">czyli jest naprawdę bardzo blisko, powiedziałbym nawet bliżej niż w przypadku Slinky.</text:p>
      <text:h text:style-name="Heading_20_2" text:outline-level="2">AngularJS <text:span text:style-name="T120">(</text:span><text:a xlink:type="simple" xlink:href="https://github.com/greencatsoft/scalajs-angular" text:style-name="Internet_20_link" text:visited-style-name="Visited_20_Internet_20_Link"><text:span text:style-name="T120">https://github.com/greencatsoft/scalajs-angular</text:span></text:a><text:span text:style-name="T120">)</text:span></text:h>
      <text:p text:style-name="P23"><text:span text:style-name="T88">Jedyny binding jakiego się doszukałem dla AngularJS </text:span><text:span text:style-name="T89">przypomina nieco założeniami react-scalajs. To znaczy posiada wszystkie jego wady i obawiam się, że dla wprawionych koderów AngularJS jest to jedynie </text:span><text:span text:style-name="T90">przeszkoda</text:span><text:span text:style-name="T89">, ponieważ </text:span><text:span text:style-name="T90">odchodzące od oryginału </text:span><text:span text:style-name="T89">bindy niczego chyba nie ułatwiają. Autor zapomniał też, że w wersji 1.5 doszły komponenty i w repo na próżno szukać Component.scala mimo, że bindy obsługują wersję 1.6.</text:span></text:p>
      <text:p text:style-name="P24"><text:span text:style-name="T1">Przykładowo, w AngularJS stworzenie dyrektywy o nazwie </text:span><text:span text:style-name="T16">my-customer </text:span><text:span text:style-name="T48">wygląda następująco:</text:span></text:p>
      <text:p text:style-name="Code_20_-_20_console">.directive(‘myCustomer’, MyCustomerDirective);</text:p>
      <text:p text:style-name="Code_20_-_20_console">function MyCustomerDirective() {</text:p>
      <text:p text:style-name="Code_20_-_20_console"><text:tab/>return {</text:p>
      <text:p text:style-name="Code_20_-_20_console"><text:tab/><text:tab/><text:span text:style-name="T122">restrict: ‘E’, //wiem, że od tego jest komponent</text:span></text:p>
      <text:p text:style-name="Code_20_-_20_console"><text:tab/><text:tab/><text:span text:style-name="T121">templateUrl: ‘my-customer-iso.html’</text:span></text:p>
      <text:p text:style-name="P40"><text:tab/><text:tab/><text:span text:style-name="T121">scope: {</text:span></text:p>
      <text:p text:style-name="P40"><text:tab/><text:tab/><text:tab/><text:span text:style-name="T121">customerInfo: ‘=info’,</text:span></text:p>
      <text:p text:style-name="P40"><text:tab/><text:tab/><text:tab/><text:span text:style-name="T121">title: ‘@’,</text:span></text:p>
      <text:p text:style-name="P40"><text:tab/><text:tab/><text:tab/><text:span text:style-name="T121">close: ‘&amp;onClose’</text:span></text:p>
      <text:p text:style-name="P84"><text:tab/><text:tab/>}</text:p>
      <text:p text:style-name="Code_20_-_20_console"><text:tab/>}</text:p>
      <text:p text:style-name="Code_20_-_20_console">}</text:p>
      <text:p text:style-name="P24"><text:span text:style-name="T1">Typ scope ustawia się traitami, a </text:span><text:span text:style-name="T91">kod</text:span></text:p>
      <text:p text:style-name="Code_20_-_20_console">@injectable("myCustomer")</text:p>
      <text:p text:style-name="Code_20_-_20_console">class CustomerDirective extends ElementDirective </text:p>
      <text:p text:style-name="Code_20_-_20_console"><text:s text:c="2"/>with TemplatedDirective with IsolatedScope {</text:p>
      <text:p text:style-name="Code_20_-_20_console"><text:s/></text:p>
      <text:p text:style-name="Code_20_-_20_console"><text:s text:c="2"/>override val templateUrl = "my-customer-iso.html"</text:p>
      <text:p text:style-name="Code_20_-_20_console"/>
      <text:p text:style-name="Code_20_-_20_console"><text:s text:c="2"/>bindings ++= Seq(</text:p>
      <text:p text:style-name="Code_20_-_20_console"><text:s text:c="4"/>"customerInfo" := "info",</text:p>
      <text:p text:style-name="Code_20_-_20_console"><text:s text:c="4"/>"title" :@ "",</text:p>
      <text:p text:style-name="Code_20_-_20_console"><text:s text:c="4"/>"close" :&amp; "onClose"</text:p>
      <text:p text:style-name="Code_20_-_20_console"><text:s text:c="2"/>)</text:p>
      <text:p text:style-name="Code_20_-_20_console">}</text:p>
      <text:p text:style-name="P60">raczej nie przypomina tego z JavaScript. Oceniać więc nie będę.</text:p>
      <text:h text:style-name="P76" text:outline-level="2">Robimy sobie bindingi</text:h>
      <text:p text:style-name="P31">Ponieważ chcemy używać w naszych Scalowych aplikacjach przeróżnych bibliotek pisanych pod JavaScript, które <text:span text:style-name="T134">ma słabe</text:span> typ<text:span text:style-name="T134">y</text:span> (typ? :D ), musimy stworzyć sobie fasady. W <text:span text:style-name="T123">przypadku Webpacka </text:span>będzie to<text:span text:style-name="T123"> </text:span><text:a xlink:type="simple" xlink:href="https://scalacenter.github.io/scalajs-bundler/index.html" text:style-name="Internet_20_link" text:visited-style-name="Visited_20_Internet_20_Link"><text:span text:style-name="T123">https://scalacenter.github.io/scalajs-bundler/index.html</text:span></text:a><text:span text:style-name="T123">) </text:span></text:p>
      <text:p text:style-name="P26">Znalazłem też ciekawego bloga, jak używać Browserify do instalowania zależności i to bez konieczności posiadania NodeJS. Zachęcam do czytania <text:span text:style-name="T1">(</text:span><text:a xlink:type="simple" xlink:href="https://www.toptal.com/scala/using-scala-js-with-npm-and-browserify" text:style-name="Internet_20_link" text:visited-style-name="Visited_20_Internet_20_Link"><text:span text:style-name="T1">https://www.toptal.com/scala/using-scala-js-with-npm-and-browserify</text:span></text:a><text:span text:style-name="T1">). A jeśli zajrzymy do repo, do którego jest link na stronie, znajdziemy tam bindy do lodasha i jquery </text:span><text:span text:style-name="T94">w postaci bardziej podkładu pod tworzenie własnych.</text:span></text:p>
      <text:h text:style-name="P77" text:outline-level="2"><text:soft-page-break/>Podsumowanie</text:h>
      <text:p text:style-name="P25">Chyba najlepiej i najpewniej wypada połączenie ScalaJS z React przy użyciu Slinky. Dostajemy w prezencie Webpacka i możliwość serwowania wersji livereload lub tworzenia produkcyjnej, testy itp. W dodatku kod przypomina najbardziej ten „oryginalny”.</text:p>
      <text:p text:style-name="P28">Godnym uwagi też jest Angulate2, choć wymaga trochę więcej pracy<text:span text:style-name="T126">. </text:span>Ten framework chyba już po prostu tak ma, <text:span text:style-name="T127">że jest wiecznie niedokończony i nie mówię tu o wersji pod ScalaJS.</text:span></text:p>
      <text:p text:style-name="P28">Uwagę backendowców zwróciłbym na Udash, ponieważ jest napisany już w Scali, poza tym skoncentrowany jest na API, ale posiada także bardzo dobry, dynamiczny frontend pisany <text:span text:style-name="T131">z myślą o pełnej integracji </text:span>RP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_20_-_20_console" style:display-name="Code - console" style:family="paragraph" style:parent-style-name="Preformatted_20_Text">
      <style:text-properties fo:color="#0066b3" officeooo:rsid="0047fd77"/>
    </style:style>
    <style:style style:name="Code_20_-_20_error" style:display-name="Code - error" style:family="paragraph" style:parent-style-name="Preformatted_20_Text">
      <style:text-properties fo:color="#ce18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22:57:11.556453691</meta:creation-date>
    <dc:date>2018-04-24T08:21:11.239174180</dc:date>
    <meta:editing-duration>PT13H28M38S</meta:editing-duration>
    <meta:editing-cycles>301</meta:editing-cycles>
    <meta:generator>LibreOffice/5.4.6.2$Linux_X86_64 LibreOffice_project/40m0$Build-2</meta:generator>
    <meta:document-statistic meta:table-count="0" meta:image-count="0" meta:object-count="0" meta:page-count="7" meta:paragraph-count="186" meta:word-count="1515" meta:character-count="11633" meta:non-whitespace-character-count="10201"/>
  </office:meta>
</office:document-meta>
</file>